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K5b2C5aiEUENLxAbrPLxMErlsQHZLK167xs2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7:40:18.083194612</meta:creation-date>
    <dc:date>2023-12-03T17:41:22.468585482</dc:date>
    <meta:editing-duration>PT1M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